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4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84312" calcext:value-type="float">
            <text:p><text:s text:c="3"/>84,312</text:p>
          </table:table-cell>
          <table:table-cell table:style-name="ce25" office:value-type="float" office:value="21270" calcext:value-type="float">
            <text:p><text:s text:c="3"/>21,270</text:p>
          </table:table-cell>
          <table:table-cell table:style-name="ce25" office:value-type="float" office:value="5916" calcext:value-type="float">
            <text:p><text:s text:c="3"/>5,916</text:p>
          </table:table-cell>
          <table:table-cell table:style-name="ce25" office:value-type="float" office:value="4978" calcext:value-type="float">
            <text:p><text:s text:c="3"/>4,978</text:p>
          </table:table-cell>
          <table:table-cell table:style-name="ce25" office:value-type="float" office:value="2765" calcext:value-type="float">
            <text:p><text:s text:c="3"/>2,765</text:p>
          </table:table-cell>
          <table:table-cell table:style-name="ce25" office:value-type="float" office:value="2318" calcext:value-type="float">
            <text:p><text:s text:c="3"/>2,318</text:p>
          </table:table-cell>
          <table:table-cell table:style-name="ce25" office:value-type="float" office:value="1351" calcext:value-type="float">
            <text:p><text:s text:c="3"/>1,351</text:p>
          </table:table-cell>
          <table:table-cell table:style-name="ce25" office:value-type="float" office:value="2308" calcext:value-type="float">
            <text:p><text:s text:c="3"/>2,308</text:p>
          </table:table-cell>
          <table:table-cell table:style-name="ce25" office:value-type="float" office:value="6976" calcext:value-type="float">
            <text:p><text:s text:c="3"/>6,976</text:p>
          </table:table-cell>
          <table:table-cell table:style-name="ce25" office:value-type="float" office:value="371" calcext:value-type="float">
            <text:p><text:s text:c="3"/>37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3129" calcext:value-type="float">
            <text:p><text:s text:c="3"/>3,129</text:p>
          </table:table-cell>
          <table:table-cell table:style-name="ce25" office:value-type="float" office:value="31489" calcext:value-type="float">
            <text:p><text:s text:c="3"/>31,489</text:p>
          </table:table-cell>
          <table:table-cell table:style-name="ce25" office:value-type="float" office:value="1431" calcext:value-type="float">
            <text:p><text:s text:c="3"/>1,431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63938" calcext:value-type="float">
            <text:p><text:s text:c="3"/>63,938</text:p>
          </table:table-cell>
          <table:table-cell table:style-name="ce25" office:value-type="float" office:value="2292" calcext:value-type="float">
            <text:p><text:s text:c="3"/>2,292</text:p>
          </table:table-cell>
          <table:table-cell table:style-name="ce25" office:value-type="float" office:value="5981" calcext:value-type="float">
            <text:p><text:s text:c="3"/>5,981</text:p>
          </table:table-cell>
          <table:table-cell table:style-name="ce25" office:value-type="float" office:value="3514" calcext:value-type="float">
            <text:p><text:s text:c="3"/>3,514</text:p>
          </table:table-cell>
          <table:table-cell table:style-name="ce25" office:value-type="float" office:value="3763" calcext:value-type="float">
            <text:p><text:s text:c="3"/>3,763</text:p>
          </table:table-cell>
          <table:table-cell table:style-name="ce25" office:value-type="float" office:value="3197" calcext:value-type="float">
            <text:p><text:s text:c="3"/>3,197</text:p>
          </table:table-cell>
          <table:table-cell table:style-name="ce25" office:value-type="float" office:value="1761" calcext:value-type="float">
            <text:p><text:s text:c="3"/>1,761</text:p>
          </table:table-cell>
          <table:table-cell table:style-name="ce25" office:value-type="float" office:value="2360" calcext:value-type="float">
            <text:p><text:s text:c="3"/>2,360</text:p>
          </table:table-cell>
          <table:table-cell table:style-name="ce25" office:value-type="float" office:value="5927" calcext:value-type="float">
            <text:p><text:s text:c="3"/>5,927</text:p>
          </table:table-cell>
          <table:table-cell table:style-name="ce25" office:value-type="float" office:value="480" calcext:value-type="float">
            <text:p><text:s text:c="3"/>48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129" calcext:value-type="float">
            <text:p><text:s text:c="3"/>3,129</text:p>
          </table:table-cell>
          <table:table-cell table:style-name="ce25" office:value-type="float" office:value="31489" calcext:value-type="float">
            <text:p><text:s text:c="3"/>31,489</text:p>
          </table:table-cell>
          <table:table-cell table:style-name="ce25" office:value-type="float" office:value="27" calcext:value-type="float">
            <text:p><text:s text:c="3"/>27</text:p>
          </table:table-cell>
          <table:table-cell table:style-name="ce25" office:value-type="float" office:value="18" calcext:value-type="float">
            <text:p><text:s text:c="3"/>18</text:p>
          </table:table-cell>
          <table:table-cell table:style-name="ce29" office:value-type="float" office:value="20374" calcext:value-type="float">
            <text:p><text:s text:c="3"/>20,37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9266" calcext:value-type="float">
            <text:p><text:s text:c="3"/>39,266</text:p>
          </table:table-cell>
          <table:table-cell table:style-name="ce25" office:value-type="float" office:value="9938" calcext:value-type="float">
            <text:p><text:s text:c="3"/>9,938</text:p>
          </table:table-cell>
          <table:table-cell table:style-name="ce25" office:value-type="float" office:value="2827" calcext:value-type="float">
            <text:p><text:s text:c="3"/>2,827</text:p>
          </table:table-cell>
          <table:table-cell table:style-name="ce25" office:value-type="float" office:value="2424" calcext:value-type="float">
            <text:p><text:s text:c="3"/>2,424</text:p>
          </table:table-cell>
          <table:table-cell table:style-name="ce25" office:value-type="float" office:value="1303" calcext:value-type="float">
            <text:p><text:s text:c="3"/>1,303</text:p>
          </table:table-cell>
          <table:table-cell table:style-name="ce25" office:value-type="float" office:value="1035" calcext:value-type="float">
            <text:p><text:s text:c="3"/>1,035</text:p>
          </table:table-cell>
          <table:table-cell table:style-name="ce25" office:value-type="float" office:value="643" calcext:value-type="float">
            <text:p><text:s text:c="3"/>643</text:p>
          </table:table-cell>
          <table:table-cell table:style-name="ce25" office:value-type="float" office:value="1119" calcext:value-type="float">
            <text:p><text:s text:c="3"/>1,119</text:p>
          </table:table-cell>
          <table:table-cell table:style-name="ce25" office:value-type="float" office:value="3307" calcext:value-type="float">
            <text:p><text:s text:c="3"/>3,307</text:p>
          </table:table-cell>
          <table:table-cell table:style-name="ce25" office:value-type="float" office:value="199" calcext:value-type="float">
            <text:p><text:s text:c="3"/>199</text:p>
          </table:table-cell>
          <table:table-cell table:style-name="ce27" office:value-type="float" office:value="1" calcext:value-type="float">
            <text:p>1</text:p>
          </table:table-cell>
          <table:table-cell table:style-name="ce25" office:value-type="float" office:value="1456" calcext:value-type="float">
            <text:p><text:s text:c="3"/>1,456</text:p>
          </table:table-cell>
          <table:table-cell table:style-name="ce25" office:value-type="float" office:value="14538" calcext:value-type="float">
            <text:p><text:s text:c="3"/>14,538</text:p>
          </table:table-cell>
          <table:table-cell table:style-name="ce25" office:value-type="float" office:value="473" calcext:value-type="float">
            <text:p><text:s text:c="3"/>473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29998" calcext:value-type="float">
            <text:p><text:s text:c="3"/>29,998</text:p>
          </table:table-cell>
          <table:table-cell table:style-name="ce25" office:value-type="float" office:value="1130" calcext:value-type="float">
            <text:p><text:s text:c="3"/>1,130</text:p>
          </table:table-cell>
          <table:table-cell table:style-name="ce25" office:value-type="float" office:value="2856" calcext:value-type="float">
            <text:p><text:s text:c="3"/>2,856</text:p>
          </table:table-cell>
          <table:table-cell table:style-name="ce25" office:value-type="float" office:value="1633" calcext:value-type="float">
            <text:p><text:s text:c="3"/>1,633</text:p>
          </table:table-cell>
          <table:table-cell table:style-name="ce25" office:value-type="float" office:value="1824" calcext:value-type="float">
            <text:p><text:s text:c="3"/>1,824</text:p>
          </table:table-cell>
          <table:table-cell table:style-name="ce25" office:value-type="float" office:value="1465" calcext:value-type="float">
            <text:p><text:s text:c="3"/>1,465</text:p>
          </table:table-cell>
          <table:table-cell table:style-name="ce25" office:value-type="float" office:value="842" calcext:value-type="float">
            <text:p><text:s text:c="3"/>842</text:p>
          </table:table-cell>
          <table:table-cell table:style-name="ce25" office:value-type="float" office:value="1113" calcext:value-type="float">
            <text:p><text:s text:c="3"/>1,113</text:p>
          </table:table-cell>
          <table:table-cell table:style-name="ce25" office:value-type="float" office:value="2852" calcext:value-type="float">
            <text:p><text:s text:c="3"/>2,852</text:p>
          </table:table-cell>
          <table:table-cell table:style-name="ce25" office:value-type="float" office:value="272" calcext:value-type="float">
            <text:p><text:s text:c="3"/>27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456" calcext:value-type="float">
            <text:p><text:s text:c="3"/>1,456</text:p>
          </table:table-cell>
          <table:table-cell table:style-name="ce25" office:value-type="float" office:value="14538" calcext:value-type="float">
            <text:p><text:s text:c="3"/>14,538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43" office:value-type="float" office:value="9268" calcext:value-type="float">
            <text:p><text:s text:c="3"/>9,268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45046" calcext:value-type="float">
            <text:p><text:s text:c="3"/>45,046</text:p>
          </table:table-cell>
          <table:table-cell table:style-name="ce25" office:value-type="float" office:value="11332" calcext:value-type="float">
            <text:p><text:s text:c="3"/>11,332</text:p>
          </table:table-cell>
          <table:table-cell table:style-name="ce25" office:value-type="float" office:value="3089" calcext:value-type="float">
            <text:p><text:s text:c="3"/>3,089</text:p>
          </table:table-cell>
          <table:table-cell table:style-name="ce25" office:value-type="float" office:value="2554" calcext:value-type="float">
            <text:p><text:s text:c="3"/>2,554</text:p>
          </table:table-cell>
          <table:table-cell table:style-name="ce25" office:value-type="float" office:value="1462" calcext:value-type="float">
            <text:p><text:s text:c="3"/>1,462</text:p>
          </table:table-cell>
          <table:table-cell table:style-name="ce25" office:value-type="float" office:value="1283" calcext:value-type="float">
            <text:p><text:s text:c="3"/>1,283</text:p>
          </table:table-cell>
          <table:table-cell table:style-name="ce25" office:value-type="float" office:value="708" calcext:value-type="float">
            <text:p><text:s text:c="3"/>708</text:p>
          </table:table-cell>
          <table:table-cell table:style-name="ce25" office:value-type="float" office:value="1189" calcext:value-type="float">
            <text:p><text:s text:c="3"/>1,189</text:p>
          </table:table-cell>
          <table:table-cell table:style-name="ce25" office:value-type="float" office:value="3669" calcext:value-type="float">
            <text:p><text:s text:c="3"/>3,669</text:p>
          </table:table-cell>
          <table:table-cell table:style-name="ce25" office:value-type="float" office:value="172" calcext:value-type="float">
            <text:p><text:s text:c="3"/>172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73" calcext:value-type="float">
            <text:p><text:s text:c="3"/>1,673</text:p>
          </table:table-cell>
          <table:table-cell table:style-name="ce25" office:value-type="float" office:value="16951" calcext:value-type="float">
            <text:p><text:s text:c="3"/>16,951</text:p>
          </table:table-cell>
          <table:table-cell table:style-name="ce25" office:value-type="float" office:value="958" calcext:value-type="float">
            <text:p><text:s text:c="3"/>958</text:p>
          </table:table-cell>
          <table:table-cell table:style-name="ce25" office:value-type="float" office:value="6" calcext:value-type="float">
            <text:p><text:s text:c="3"/>6</text:p>
          </table:table-cell>
          <table:table-cell table:style-name="ce25" office:value-type="float" office:value="33940" calcext:value-type="float">
            <text:p><text:s text:c="3"/>33,940</text:p>
          </table:table-cell>
          <table:table-cell table:style-name="ce25" office:value-type="float" office:value="1162" calcext:value-type="float">
            <text:p><text:s text:c="3"/>1,162</text:p>
          </table:table-cell>
          <table:table-cell table:style-name="ce25" office:value-type="float" office:value="3125" calcext:value-type="float">
            <text:p><text:s text:c="3"/>3,125</text:p>
          </table:table-cell>
          <table:table-cell table:style-name="ce25" office:value-type="float" office:value="1881" calcext:value-type="float">
            <text:p><text:s text:c="3"/>1,881</text:p>
          </table:table-cell>
          <table:table-cell table:style-name="ce25" office:value-type="float" office:value="1939" calcext:value-type="float">
            <text:p><text:s text:c="3"/>1,939</text:p>
          </table:table-cell>
          <table:table-cell table:style-name="ce25" office:value-type="float" office:value="1732" calcext:value-type="float">
            <text:p><text:s text:c="3"/>1,732</text:p>
          </table:table-cell>
          <table:table-cell table:style-name="ce25" office:value-type="float" office:value="919" calcext:value-type="float">
            <text:p><text:s text:c="3"/>919</text:p>
          </table:table-cell>
          <table:table-cell table:style-name="ce25" office:value-type="float" office:value="1247" calcext:value-type="float">
            <text:p><text:s text:c="3"/>1,247</text:p>
          </table:table-cell>
          <table:table-cell table:style-name="ce25" office:value-type="float" office:value="3075" calcext:value-type="float">
            <text:p><text:s text:c="3"/>3,075</text:p>
          </table:table-cell>
          <table:table-cell table:style-name="ce25" office:value-type="float" office:value="208" calcext:value-type="float">
            <text:p><text:s text:c="3"/>208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673" calcext:value-type="float">
            <text:p><text:s text:c="3"/>1,673</text:p>
          </table:table-cell>
          <table:table-cell table:style-name="ce25" office:value-type="float" office:value="16951" calcext:value-type="float">
            <text:p><text:s text:c="3"/>16,951</text:p>
          </table:table-cell>
          <table:table-cell table:style-name="ce25" office:value-type="float" office:value="17" calcext:value-type="float">
            <text:p><text:s text:c="3"/>17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4" office:value-type="float" office:value="11106" calcext:value-type="float">
            <text:p><text:s text:c="3"/>11,10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5824" calcext:value-type="float">
            <text:p>15,824</text:p>
          </table:table-cell>
          <table:table-cell table:style-name="ce26" office:value-type="float" office:value="5137" calcext:value-type="float">
            <text:p>5,1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00" calcext:value-type="float">
            <text:p>3,000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382" calcext:value-type="float">
            <text:p>4,382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0807" calcext:value-type="float">
            <text:p>10,807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056" calcext:value-type="float">
            <text:p>2,056</text:p>
          </table:table-cell>
          <table:table-cell table:style-name="ce26" office:value-type="float" office:value="1478" calcext:value-type="float">
            <text:p>1,478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434" calcext:value-type="float">
            <text:p>1,434</text:p>
          </table:table-cell>
          <table:table-cell table:style-name="ce26" office:value-type="float" office:value="150" calcext:value-type="float">
            <text:p>15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382" calcext:value-type="float">
            <text:p>4,38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5017" calcext:value-type="float">
            <text:p>5,017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341" calcext:value-type="float">
            <text:p>7,341</text:p>
          </table:table-cell>
          <table:table-cell table:style-name="ce27" office:value-type="float" office:value="2366" calcext:value-type="float">
            <text:p>2,3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63" calcext:value-type="float">
            <text:p>1,463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08" calcext:value-type="float">
            <text:p>2,00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070" calcext:value-type="float">
            <text:p>5,070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64" calcext:value-type="float">
            <text:p>964</text:p>
          </table:table-cell>
          <table:table-cell table:style-name="ce27" office:value-type="float" office:value="699" calcext:value-type="float">
            <text:p>69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85" calcext:value-type="float">
            <text:p>8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08" calcext:value-type="float">
            <text:p>2,00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271" calcext:value-type="float">
            <text:p>2,271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8483" calcext:value-type="float">
            <text:p>8,483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737" calcext:value-type="float">
            <text:p>5,737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2746" calcext:value-type="float">
            <text:p>2,74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731" calcext:value-type="float">
            <text:p>12,731</text:p>
          </table:table-cell>
          <table:table-cell table:style-name="ce26" office:value-type="float" office:value="6006" calcext:value-type="float">
            <text:p>6,006</text:p>
          </table:table-cell>
          <table:table-cell table:style-name="ce26" office:value-type="float" office:value="2056" calcext:value-type="float">
            <text:p>2,05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37" calcext:value-type="float">
            <text:p>3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598" calcext:value-type="float">
            <text:p>8,598</text:p>
          </table:table-cell>
          <table:table-cell table:style-name="ce26" office:value-type="float" office:value="619" calcext:value-type="float">
            <text:p>619</text:p>
          </table:table-cell>
          <table:table-cell table:style-name="ce26" office:value-type="float" office:value="3000" calcext:value-type="float">
            <text:p>3,0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985" calcext:value-type="float">
            <text:p>2,98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4133" calcext:value-type="float">
            <text:p>4,133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753" calcext:value-type="float">
            <text:p>5,753</text:p>
          </table:table-cell>
          <table:table-cell table:style-name="ce27" office:value-type="float" office:value="2671" calcext:value-type="float">
            <text:p>2,671</text:p>
          </table:table-cell>
          <table:table-cell table:style-name="ce27" office:value-type="float" office:value="964" calcext:value-type="float">
            <text:p>96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60" calcext:value-type="float">
            <text:p>1,360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091" calcext:value-type="float">
            <text:p>4,091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1463" calcext:value-type="float">
            <text:p>1,4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60" calcext:value-type="float">
            <text:p>1,360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662" calcext:value-type="float">
            <text:p>1,66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3335" calcext:value-type="float">
            <text:p>3,335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408" calcext:value-type="float">
            <text:p>408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4" calcext:value-type="float">
            <text:p>4</text:p>
          </table:table-cell>
          <table:table-cell table:style-name="ce46" office:value-type="float" office:value="2471" calcext:value-type="float">
            <text:p>2,471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118" calcext:value-type="float">
            <text:p>9,118</text:p>
          </table:table-cell>
          <table:table-cell table:style-name="ce26" office:value-type="float" office:value="1813" calcext:value-type="float">
            <text:p>1,813</text:p>
          </table:table-cell>
          <table:table-cell table:style-name="ce26" office:value-type="float" office:value="1478" calcext:value-type="float">
            <text:p>1,478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92" calcext:value-type="float">
            <text:p>3,392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301" calcext:value-type="float">
            <text:p>6,301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313" calcext:value-type="float">
            <text:p>31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66" calcext:value-type="float">
            <text:p>6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392" calcext:value-type="float">
            <text:p>3,39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2817" calcext:value-type="float">
            <text:p>2,81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77" calcext:value-type="float">
            <text:p>4,277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699" calcext:value-type="float">
            <text:p>699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37" calcext:value-type="float">
            <text:p>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23" calcext:value-type="float">
            <text:p>1,52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902" calcext:value-type="float">
            <text:p>2,90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23" calcext:value-type="float">
            <text:p>1,52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375" calcext:value-type="float">
            <text:p>1,37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9" calcext:value-type="float">
            <text:p>1,86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442" calcext:value-type="float">
            <text:p>1,442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0776" calcext:value-type="float">
            <text:p>10,776</text:p>
          </table:table-cell>
          <table:table-cell table:style-name="ce26" office:value-type="float" office:value="2109" calcext:value-type="float">
            <text:p>2,109</text:p>
          </table:table-cell>
          <table:table-cell table:style-name="ce26" office:value-type="float" office:value="355" calcext:value-type="float">
            <text:p>355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1958" calcext:value-type="float">
            <text:p>1,958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7" calcext:value-type="float">
            <text:p>5,307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861" calcext:value-type="float">
            <text:p>7,861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277" calcext:value-type="float">
            <text:p>1,27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307" calcext:value-type="float">
            <text:p>5,30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2915" calcext:value-type="float">
            <text:p>2,915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963" calcext:value-type="float">
            <text:p>4,963</text:p>
          </table:table-cell>
          <table:table-cell table:style-name="ce27" office:value-type="float" office:value="1019" calcext:value-type="float">
            <text:p>1,019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31" calcext:value-type="float">
            <text:p>3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22" calcext:value-type="float">
            <text:p>2,422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571" calcext:value-type="float">
            <text:p>3,571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14" calcext:value-type="float">
            <text:p>114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576" calcext:value-type="float">
            <text:p>576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22" calcext:value-type="float">
            <text:p>2,42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1392" calcext:value-type="float">
            <text:p>1,39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13" calcext:value-type="float">
            <text:p>5,813</text:p>
          </table:table-cell>
          <table:table-cell table:style-name="ce28" office:value-type="float" office:value="1090" calcext:value-type="float">
            <text:p>1,090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85" calcext:value-type="float">
            <text:p>2,8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1523" calcext:value-type="float">
            <text:p>1,52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751" calcext:value-type="float">
            <text:p>5,751</text:p>
          </table:table-cell>
          <table:table-cell table:style-name="ce26" office:value-type="float" office:value="1017" calcext:value-type="float">
            <text:p>1,017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106" calcext:value-type="float">
            <text:p>106</text:p>
          </table:table-cell>
          <table:table-cell table:style-name="ce26" office:value-type="float" office:value="135" calcext:value-type="float">
            <text:p>135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98" calcext:value-type="float">
            <text:p>2,898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390" calcext:value-type="float">
            <text:p>4,390</text:p>
          </table:table-cell>
          <table:table-cell table:style-name="ce26" office:value-type="float" office:value="139" calcext:value-type="float">
            <text:p>139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898" calcext:value-type="float">
            <text:p>2,89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1361" calcext:value-type="float">
            <text:p>1,36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715" calcext:value-type="float">
            <text:p>2,715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069" calcext:value-type="float">
            <text:p>2,06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356" calcext:value-type="float">
            <text:p>1,356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646" calcext:value-type="float">
            <text:p>646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542" calcext:value-type="float">
            <text:p>1,54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715" calcext:value-type="float">
            <text:p>715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9340" calcext:value-type="float">
            <text:p>9,340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41" calcext:value-type="float">
            <text:p>4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68" calcext:value-type="float">
            <text:p>5,06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614" calcext:value-type="float">
            <text:p>7,614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218" calcext:value-type="float">
            <text:p>218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965" calcext:value-type="float">
            <text:p>965</text:p>
          </table:table-cell>
          <table:table-cell table:style-name="ce26" office:value-type="float" office:value="46" calcext:value-type="float">
            <text:p>4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068" calcext:value-type="float">
            <text:p>5,068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726" calcext:value-type="float">
            <text:p>1,72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291" calcext:value-type="float">
            <text:p>4,291</text:p>
          </table:table-cell>
          <table:table-cell table:style-name="ce27" office:value-type="float" office:value="818" calcext:value-type="float">
            <text:p>818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57" calcext:value-type="float">
            <text:p>557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5" calcext:value-type="float">
            <text:p>2,31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554" calcext:value-type="float">
            <text:p>3,554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262" calcext:value-type="float">
            <text:p>26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4" calcext:value-type="float">
            <text:p>2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5" calcext:value-type="float">
            <text:p>2,31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737" calcext:value-type="float">
            <text:p>73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4060" calcext:value-type="float">
            <text:p>4,060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131" calcext:value-type="float">
            <text:p>131</text:p>
          </table:table-cell>
          <table:table-cell table:number-columns-repeated="2" table:style-name="ce28" office:value-type="float" office:value="86" calcext:value-type="float">
            <text:p>86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255" calcext:value-type="float">
            <text:p>25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95" calcext:value-type="float">
            <text:p>495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753" calcext:value-type="float">
            <text:p>2,75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989" calcext:value-type="float">
            <text:p>989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9891" calcext:value-type="float">
            <text:p><text:s text:c="3"/>19,891</text:p>
          </table:table-cell>
          <table:table-cell table:style-name="ce29" office:value-type="float" office:value="3233" calcext:value-type="float">
            <text:p><text:s text:c="3"/>3,233</text:p>
          </table:table-cell>
          <table:table-cell table:style-name="ce29" office:value-type="float" office:value="1434" calcext:value-type="float">
            <text:p><text:s text:c="3"/>1,434</text:p>
          </table:table-cell>
          <table:table-cell table:style-name="ce29" office:value-type="float" office:value="811" calcext:value-type="float">
            <text:p><text:s text:c="3"/>811</text:p>
          </table:table-cell>
          <table:table-cell table:style-name="ce29" office:value-type="float" office:value="955" calcext:value-type="float">
            <text:p><text:s text:c="3"/>955</text:p>
          </table:table-cell>
          <table:table-cell table:style-name="ce29" office:value-type="float" office:value="1277" calcext:value-type="float">
            <text:p><text:s text:c="3"/>1,277</text:p>
          </table:table-cell>
          <table:table-cell table:style-name="ce29" office:value-type="float" office:value="418" calcext:value-type="float">
            <text:p><text:s text:c="3"/>418</text:p>
          </table:table-cell>
          <table:table-cell table:style-name="ce29" office:value-type="float" office:value="965" calcext:value-type="float">
            <text:p><text:s text:c="3"/>96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67" calcext:value-type="float">
            <text:p><text:s text:c="3"/>6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26" calcext:value-type="float">
            <text:p><text:s text:c="3"/>3,126</text:p>
          </table:table-cell>
          <table:table-cell table:style-name="ce29" office:value-type="float" office:value="7260" calcext:value-type="float">
            <text:p><text:s text:c="3"/>7,260</text:p>
          </table:table-cell>
          <table:table-cell table:style-name="ce29" office:value-type="float" office:value="343" calcext:value-type="float">
            <text:p><text:s text:c="3"/>343</text:p>
          </table:table-cell>
          <table:table-cell table:style-name="ce29" office:value-type="float" office:value="2" calcext:value-type="float">
            <text:p><text:s text:c="3"/>2</text:p>
          </table:table-cell>
          <table:table-cell table:style-name="ce29" office:value-type="float" office:value="17788" calcext:value-type="float">
            <text:p><text:s text:c="3"/>17,788</text:p>
          </table:table-cell>
          <table:table-cell table:style-name="ce29" office:value-type="float" office:value="417" calcext:value-type="float">
            <text:p><text:s text:c="3"/>417</text:p>
          </table:table-cell>
          <table:table-cell table:style-name="ce29" office:value-type="float" office:value="1332" calcext:value-type="float">
            <text:p><text:s text:c="3"/>1,332</text:p>
          </table:table-cell>
          <table:table-cell table:style-name="ce29" office:value-type="float" office:value="697" calcext:value-type="float">
            <text:p><text:s text:c="3"/>697</text:p>
          </table:table-cell>
          <table:table-cell table:style-name="ce29" office:value-type="float" office:value="1128" calcext:value-type="float">
            <text:p><text:s text:c="3"/>1,128</text:p>
          </table:table-cell>
          <table:table-cell table:style-name="ce29" office:value-type="float" office:value="1958" calcext:value-type="float">
            <text:p><text:s text:c="3"/>1,958</text:p>
          </table:table-cell>
          <table:table-cell table:style-name="ce29" office:value-type="float" office:value="630" calcext:value-type="float">
            <text:p><text:s text:c="3"/>630</text:p>
          </table:table-cell>
          <table:table-cell table:style-name="ce29" office:value-type="float" office:value="1135" calcext:value-type="float">
            <text:p><text:s text:c="3"/>1,13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6" calcext:value-type="float">
            <text:p><text:s text:c="3"/>9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126" calcext:value-type="float">
            <text:p><text:s text:c="3"/>3,126</text:p>
          </table:table-cell>
          <table:table-cell table:style-name="ce29" office:value-type="float" office:value="7260" calcext:value-type="float">
            <text:p><text:s text:c="3"/>7,260</text:p>
          </table:table-cell>
          <table:table-cell table:style-name="ce29" office:value-type="float" office:value="5" calcext:value-type="float">
            <text:p><text:s text:c="3"/>5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2103" calcext:value-type="float">
            <text:p>2,103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9454" calcext:value-type="float">
            <text:p><text:s text:c="3"/>9,454</text:p>
          </table:table-cell>
          <table:table-cell table:style-name="ce30" office:value-type="float" office:value="1591" calcext:value-type="float">
            <text:p><text:s text:c="3"/>1,591</text:p>
          </table:table-cell>
          <table:table-cell table:style-name="ce30" office:value-type="float" office:value="710" calcext:value-type="float">
            <text:p><text:s text:c="3"/>710</text:p>
          </table:table-cell>
          <table:table-cell table:style-name="ce30" office:value-type="float" office:value="403" calcext:value-type="float">
            <text:p><text:s text:c="3"/>403</text:p>
          </table:table-cell>
          <table:table-cell table:style-name="ce30" office:value-type="float" office:value="451" calcext:value-type="float">
            <text:p><text:s text:c="3"/>451</text:p>
          </table:table-cell>
          <table:table-cell table:style-name="ce30" office:value-type="float" office:value="576" calcext:value-type="float">
            <text:p><text:s text:c="3"/>576</text:p>
          </table:table-cell>
          <table:table-cell table:style-name="ce30" office:value-type="float" office:value="204" calcext:value-type="float">
            <text:p><text:s text:c="3"/>204</text:p>
          </table:table-cell>
          <table:table-cell table:style-name="ce30" office:value-type="float" office:value="470" calcext:value-type="float">
            <text:p><text:s text:c="3"/>47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38" calcext:value-type="float">
            <text:p><text:s text:c="3"/>3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55" calcext:value-type="float">
            <text:p><text:s text:c="3"/>1,455</text:p>
          </table:table-cell>
          <table:table-cell table:style-name="ce30" office:value-type="float" office:value="3459" calcext:value-type="float">
            <text:p><text:s text:c="3"/>3,459</text:p>
          </table:table-cell>
          <table:table-cell table:style-name="ce30" office:value-type="float" office:value="97" calcext:value-type="float">
            <text:p><text:s text:c="3"/>97</text:p>
          </table:table-cell>
          <table:table-cell table:style-name="ce30" office:value-type="float" office:value="0" calcext:value-type="float">
            <text:p>—</text:p>
          </table:table-cell>
          <table:table-cell table:style-name="ce30" office:value-type="float" office:value="8441" calcext:value-type="float">
            <text:p><text:s text:c="3"/>8,441</text:p>
          </table:table-cell>
          <table:table-cell table:style-name="ce30" office:value-type="float" office:value="215" calcext:value-type="float">
            <text:p><text:s text:c="3"/>215</text:p>
          </table:table-cell>
          <table:table-cell table:style-name="ce30" office:value-type="float" office:value="614" calcext:value-type="float">
            <text:p><text:s text:c="3"/>614</text:p>
          </table:table-cell>
          <table:table-cell table:style-name="ce30" office:value-type="float" office:value="325" calcext:value-type="float">
            <text:p><text:s text:c="3"/>325</text:p>
          </table:table-cell>
          <table:table-cell table:style-name="ce30" office:value-type="float" office:value="560" calcext:value-type="float">
            <text:p><text:s text:c="3"/>560</text:p>
          </table:table-cell>
          <table:table-cell table:style-name="ce30" office:value-type="float" office:value="898" calcext:value-type="float">
            <text:p><text:s text:c="3"/>898</text:p>
          </table:table-cell>
          <table:table-cell table:style-name="ce30" office:value-type="float" office:value="298" calcext:value-type="float">
            <text:p><text:s text:c="3"/>298</text:p>
          </table:table-cell>
          <table:table-cell table:style-name="ce30" office:value-type="float" office:value="557" calcext:value-type="float">
            <text:p><text:s text:c="3"/>55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5" calcext:value-type="float">
            <text:p><text:s text:c="3"/>55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455" calcext:value-type="float">
            <text:p><text:s text:c="3"/>1,455</text:p>
          </table:table-cell>
          <table:table-cell table:style-name="ce30" office:value-type="float" office:value="3459" calcext:value-type="float">
            <text:p><text:s text:c="3"/>3,459</text:p>
          </table:table-cell>
          <table:table-cell table:style-name="ce30" office:value-type="float" office:value="2" calcext:value-type="float">
            <text:p><text:s text:c="3"/>2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1013" calcext:value-type="float">
            <text:p>1,01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0437" calcext:value-type="float">
            <text:p><text:s text:c="3"/>10,437</text:p>
          </table:table-cell>
          <table:table-cell table:style-name="ce31" office:value-type="float" office:value="1642" calcext:value-type="float">
            <text:p><text:s text:c="3"/>1,642</text:p>
          </table:table-cell>
          <table:table-cell table:style-name="ce31" office:value-type="float" office:value="724" calcext:value-type="float">
            <text:p><text:s text:c="3"/>724</text:p>
          </table:table-cell>
          <table:table-cell table:style-name="ce31" office:value-type="float" office:value="408" calcext:value-type="float">
            <text:p><text:s text:c="3"/>408</text:p>
          </table:table-cell>
          <table:table-cell table:style-name="ce31" office:value-type="float" office:value="504" calcext:value-type="float">
            <text:p><text:s text:c="3"/>504</text:p>
          </table:table-cell>
          <table:table-cell table:style-name="ce31" office:value-type="float" office:value="701" calcext:value-type="float">
            <text:p><text:s text:c="3"/>701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495" calcext:value-type="float">
            <text:p><text:s text:c="3"/>49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71" calcext:value-type="float">
            <text:p><text:s text:c="3"/>1,671</text:p>
          </table:table-cell>
          <table:table-cell table:style-name="ce31" office:value-type="float" office:value="3801" calcext:value-type="float">
            <text:p><text:s text:c="3"/>3,801</text:p>
          </table:table-cell>
          <table:table-cell table:style-name="ce31" office:value-type="float" office:value="246" calcext:value-type="float">
            <text:p><text:s text:c="3"/>24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9347" calcext:value-type="float">
            <text:p><text:s text:c="3"/>9,347</text:p>
          </table:table-cell>
          <table:table-cell table:style-name="ce31" office:value-type="float" office:value="202" calcext:value-type="float">
            <text:p><text:s text:c="3"/>202</text:p>
          </table:table-cell>
          <table:table-cell table:style-name="ce31" office:value-type="float" office:value="718" calcext:value-type="float">
            <text:p><text:s text:c="3"/>718</text:p>
          </table:table-cell>
          <table:table-cell table:style-name="ce31" office:value-type="float" office:value="372" calcext:value-type="float">
            <text:p><text:s text:c="3"/>372</text:p>
          </table:table-cell>
          <table:table-cell table:style-name="ce31" office:value-type="float" office:value="568" calcext:value-type="float">
            <text:p><text:s text:c="3"/>568</text:p>
          </table:table-cell>
          <table:table-cell table:style-name="ce31" office:value-type="float" office:value="1060" calcext:value-type="float">
            <text:p><text:s text:c="3"/>1,060</text:p>
          </table:table-cell>
          <table:table-cell table:style-name="ce31" office:value-type="float" office:value="332" calcext:value-type="float">
            <text:p><text:s text:c="3"/>332</text:p>
          </table:table-cell>
          <table:table-cell table:style-name="ce31" office:value-type="float" office:value="578" calcext:value-type="float">
            <text:p><text:s text:c="3"/>578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1" calcext:value-type="float">
            <text:p><text:s text:c="3"/>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671" calcext:value-type="float">
            <text:p><text:s text:c="3"/>1,671</text:p>
          </table:table-cell>
          <table:table-cell table:style-name="ce31" office:value-type="float" office:value="3801" calcext:value-type="float">
            <text:p><text:s text:c="3"/>3,80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090" calcext:value-type="float">
            <text:p>1,09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99" calcext:value-type="float">
            <text:p>1,59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6" calcext:value-type="float">
            <text:p>1,30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93" calcext:value-type="float">
            <text:p>29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57" calcext:value-type="float">
            <text:p>35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0" calcext:value-type="float">
            <text:p>140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2" calcext:value-type="float">
            <text:p>7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53" calcext:value-type="float">
            <text:p>15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77" calcext:value-type="float">
            <text:p>1,977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576" calcext:value-type="float">
            <text:p>57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576" calcext:value-type="float">
            <text:p>5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10" calcext:value-type="float">
            <text:p>41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2" calcext:value-type="float">
            <text:p>94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78" calcext:value-type="float">
            <text:p>27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2" calcext:value-type="float">
            <text:p>2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35" calcext:value-type="float">
            <text:p>1,035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98" calcext:value-type="float">
            <text:p>29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08" calcext:value-type="float">
            <text:p>208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91" calcext:value-type="float">
            <text:p>1,491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227" calcext:value-type="float">
            <text:p>22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112" calcext:value-type="float">
            <text:p>11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float" office:value="255" calcext:value-type="float">
            <text:p>25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255" calcext:value-type="float">
            <text:p>25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15" calcext:value-type="float">
            <text:p>11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12" calcext:value-type="float">
            <text:p>2,71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-272" calcext:value-type="float">
            <text:p><text:s/>－27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8" calcext:value-type="float">
            <text:p>348</text:p>
          </table:table-cell>
          <table:table-cell table:number-columns-repeated="2"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-149" calcext:value-type="float">
            <text:p><text:s/>－149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23" calcext:value-type="float">
            <text:p>1,42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72" calcext:value-type="float">
            <text:p>372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-123" calcext:value-type="float">
            <text:p><text:s/>－12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74" calcext:value-type="float">
            <text:p>37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1" calcext:value-type="float">
            <text:p>7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67" calcext:value-type="float">
            <text:p>16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1" calcext:value-type="float">
            <text:p>4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207" calcext:value-type="float">
            <text:p>2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88" calcext:value-type="float">
            <text:p>188</text:p>
          </table:table-cell>
          <table:table-cell table:number-columns-repeated="2"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682" calcext:value-type="float">
            <text:p>68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345" calcext:value-type="float">
            <text:p>34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75" calcext:value-type="float">
            <text:p>7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50" calcext:value-type="float">
            <text:p>85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68" calcext:value-type="float">
            <text:p>68</text:p>
          </table:table-cell>
          <table:table-cell table:number-columns-repeated="2" table:style-name="ce34" office:value-type="float" office:value="20" calcext:value-type="float">
            <text:p>2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2" calcext:value-type="float">
            <text:p>8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337" calcext:value-type="float">
            <text:p>3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48" calcext:value-type="float">
            <text:p>48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02" calcext:value-type="float">
            <text:p>30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1" calcext:value-type="float">
            <text:p>2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33" calcext:value-type="float">
            <text:p>3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37" calcext:value-type="float">
            <text:p>13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31" calcext:value-type="float">
            <text:p>63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70" calcext:value-type="float">
            <text:p>2,07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37" calcext:value-type="float">
            <text:p>53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80" calcext:value-type="float">
            <text:p>18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72" calcext:value-type="float">
            <text:p>47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9" calcext:value-type="float">
            <text:p>4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192" calcext:value-type="float">
            <text:p>1,19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1" calcext:value-type="float">
            <text:p>1,06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30" calcext:value-type="float">
            <text:p>5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131" calcext:value-type="float">
            <text:p>13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3" calcext:value-type="float">
            <text:p>56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84" calcext:value-type="float">
            <text:p>18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0" calcext:value-type="float">
            <text:p>3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17" calcext:value-type="float">
            <text:p>17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97" calcext:value-type="float">
            <text:p>9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4" calcext:value-type="float">
            <text:p>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503" calcext:value-type="float">
            <text:p>50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82" calcext:value-type="float">
            <text:p>8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57" calcext:value-type="float">
            <text:p>5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25" calcext:value-type="float">
            <text:p>2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29" calcext:value-type="float">
            <text:p>12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64" calcext:value-type="float">
            <text:p>6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63" calcext:value-type="float">
            <text:p>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3" calcext:value-type="float">
            <text:p>6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5" calcext:value-type="float">
            <text:p>4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3" calcext:value-type="float">
            <text:p>1,083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70" calcext:value-type="float">
            <text:p>4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10" calcext:value-type="float">
            <text:p>31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19" calcext:value-type="float">
            <text:p>21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0" calcext:value-type="float">
            <text:p>150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29" calcext:value-type="float">
            <text:p>729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51" calcext:value-type="float">
            <text:p>25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0" calcext:value-type="float">
            <text:p>16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473" calcext:value-type="float">
            <text:p>473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292" calcext:value-type="float">
            <text:p>29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0" calcext:value-type="float">
            <text:p>59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217" calcext:value-type="float">
            <text:p>217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145" calcext:value-type="float">
            <text:p>1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56" calcext:value-type="float">
            <text:p>2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47" calcext:value-type="float">
            <text:p>14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35" calcext:value-type="float">
            <text:p>935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28" calcext:value-type="float">
            <text:p>22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27" calcext:value-type="float">
            <text:p>22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6" calcext:value-type="float">
            <text:p>10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6" calcext:value-type="float">
            <text:p>506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91" calcext:value-type="float">
            <text:p>191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7" calcext:value-type="float">
            <text:p>17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13" calcext:value-type="float">
            <text:p>1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1" calcext:value-type="float">
            <text:p>12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66" calcext:value-type="float">
            <text:p>66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79" calcext:value-type="float">
            <text:p>57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62" calcext:value-type="float">
            <text:p>62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67" calcext:value-type="float">
            <text:p>6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302" calcext:value-type="float">
            <text:p>302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72" calcext:value-type="float">
            <text:p>472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5" calcext:value-type="float">
            <text:p>9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172" calcext:value-type="float">
            <text:p>17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9" calcext:value-type="float">
            <text:p>27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130" calcext:value-type="float">
            <text:p>130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7" calcext:value-type="float">
            <text:p>7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7" calcext:value-type="float">
            <text:p>4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301" calcext:value-type="float">
            <text:p>30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74" calcext:value-type="float">
            <text:p>17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3" calcext:value-type="float">
            <text:p>3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48" office:value-type="float" office:value="127" calcext:value-type="float">
            <text:p>12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